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sub>
        <mfenced open="[" close="]">
          <mrow>
            <msubsup>
              <mi>a</mi>
              <mrow>
                <msub>
                  <mo stretchy="false">α</mo>
                  <mn>1</mn>
                </msub>
              </mrow>
              <mrow>
                <mo stretchy="false">†</mo>
              </mrow>
            </msubsup>
            <mi>,</mi>
            <msubsup>
              <mi>a</mi>
              <mrow>
                <msub>
                  <mo stretchy="false">α</mo>
                  <mn>2</mn>
                </msub>
              </mrow>
              <mrow>
                <mo stretchy="false">†</mo>
              </mrow>
            </msubsup>
          </mrow>
        </mfenced>
        <mrow>
          <mrow>
            <mo stretchy="false">∓</mo>
            <mi/>
          </mrow>
        </mrow>
      </msub>
      <mrow>
        <mi/>
        <mo stretchy="false">≡</mo>
        <mi/>
      </mrow>
      <msubsup>
        <mi>a</mi>
        <mrow>
          <msub>
            <mo stretchy="false">α</mo>
            <mn>1</mn>
          </msub>
        </mrow>
        <mrow>
          <mo stretchy="false">†</mo>
        </mrow>
      </msubsup>
      <mi>,</mi>
      <msubsup>
        <mi>a</mi>
        <mrow>
          <msub>
            <mo stretchy="false">α</mo>
            <mn>2</mn>
          </msub>
        </mrow>
        <mrow>
          <mo stretchy="false">†</mo>
        </mrow>
      </msubsup>
      <mrow>
        <mi/>
        <mo stretchy="false">∓</mo>
        <mi/>
      </mrow>
      <msubsup>
        <mi>a</mi>
        <mrow>
          <msub>
            <mo stretchy="false">α</mo>
            <mn>2</mn>
          </msub>
        </mrow>
        <mrow>
          <mo stretchy="false">†</mo>
        </mrow>
      </msubsup>
      <mi>,</mi>
      <msubsup>
        <mi>a</mi>
        <mrow>
          <msub>
            <mo stretchy="false">α</mo>
            <mn>1</mn>
          </msub>
        </mrow>
        <mrow>
          <mo stretchy="false">†</mo>
        </mrow>
      </msubsup>
      <mrow>
        <mi/>
        <mo stretchy="false">≡</mo>
        <mi/>
      </mrow>
      <mn>0</mn>
    </mrow>
    <annotation encoding="StarMath 5.0">left [ 
 a ^{%Ux2020} _{%ialpha _1} , a ^{%Ux2020} _{%ialpha _2} 
right ] _{-+`} 
~equiv~ 
a ^{%Ux2020} _{%ialpha _1} , a ^{%Ux2020} _{%ialpha _2} ~-+~ 
a ^{%Ux2020} _{%ialpha _2} , a ^{%Ux2020} _{%ialpha _1} 
~equiv~ 
0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2T10:55:16.827000000</meta:creation-date>
    <meta:generator>LibreOffice/4.1.4.2$Windows_x86 LibreOffice_project/0a0440ccc0227ad9829de5f46be37cfb6edcf72</meta:generator>
  </office:meta>
</office:document-meta>
</file>